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4cm" svg:height="1.4cm" svg:x="7.301cm" svg:y="2.501cm">
          <text:p text:style-name="P1"><text:span text:style-name="T1">функцион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3.5cm" svg:height="1.5cm" svg:x="2.101cm" svg:y="2.401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5.601cm" svg:y1="3.151cm" svg:x2="7.301cm" svg:y2="3.201cm" draw:start-shape="id1" draw:start-glue-point="7" draw:end-shape="id2" draw:end-glue-point="5" svg:d="M5601 3151l1700 50" svg:viewBox="0 0 1701 51">
          <text:p text:style-name="P2"><text:span text:style-name="T2">N</text:span></text:p>
        </draw:connector>
        <draw:connector draw:style-name="gr2" draw:text-style-name="P2" draw:layer="layout" draw:type="line" svg:x1="10.704cm" svg:y1="3.201cm" svg:x2="12.348cm" svg:y2="3.191cm" svg:d="M10704 3201l1644-10" svg:viewBox="0 0 1645 11">
          <text:p text:style-name="P2"><text:span text:style-name="T2">1</text:span></text:p>
        </draw:connector>
        <draw:custom-shape draw:style-name="gr1" draw:text-style-name="P1" xml:id="id4" draw:id="id4" draw:layer="layout" svg:width="3.5cm" svg:height="1.5cm" svg:x="12.301cm" svg:y="2.401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5cm" svg:height="1.5cm" svg:x="7.1cm" svg:y="5.3cm">
          <text:p text:style-name="P1"><text:span text:style-name="T1">Остановочный 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4cm" svg:height="1.4cm" svg:x="12.4cm" svg:y="5.4cm">
          <text:p text:style-name="P1"><text:span text:style-name="T1">располага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0.6cm" svg:y1="6.1cm" svg:x2="12.4cm" svg:y2="6.1cm" draw:end-shape="id3" draw:end-glue-point="5" svg:d="M10600 6100h1800" svg:viewBox="0 0 1801 1">
          <text:p text:style-name="P2"><text:span text:style-name="T2">N</text:span></text:p>
        </draw:connector>
        <draw:connector draw:style-name="gr2" draw:text-style-name="P2" draw:layer="layout" draw:type="line" svg:x1="14.1cm" svg:y1="5.4cm" svg:x2="14.051cm" svg:y2="3.901cm" draw:start-shape="id3" draw:start-glue-point="4" draw:end-shape="id4" draw:end-glue-point="6" svg:d="M14100 5400l-49-1499" svg:viewBox="0 0 50 1500">
          <text:p text:style-name="P2"><text:span text:style-name="T2"><text:s text:c="2"/></text:span><text:span text:style-name="T2">1</text:span></text:p>
        </draw:connector>
        <draw:custom-shape draw:style-name="gr1" draw:text-style-name="P1" xml:id="id6" draw:id="id6" draw:layer="layout" svg:width="3.5cm" svg:height="1.5cm" svg:x="2.1cm" svg:y="8.7cm">
          <text:p text:style-name="P1"><text:span text:style-name="T1">Маршрут </text:span></text:p>
          <text:p text:style-name="P1"><text:span text:style-name="T1">следова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4cm" svg:height="1.4cm" svg:x="2.2cm" svg:y="5.8cm">
          <text:p text:style-name="P1"><text:span text:style-name="T1">форм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3.851cm" svg:y1="3.901cm" svg:x2="3.9cm" svg:y2="5.8cm" draw:start-shape="id1" draw:start-glue-point="6" draw:end-shape="id5" draw:end-glue-point="4" svg:d="M3851 3901l49 1899" svg:viewBox="0 0 50 1900">
          <text:p text:style-name="P2"><text:span text:style-name="T2">1</text:span></text:p>
        </draw:connector>
        <draw:connector draw:style-name="gr2" draw:text-style-name="P2" draw:layer="layout" draw:type="line" svg:x1="3.856cm" svg:y1="7.2cm" svg:x2="3.85cm" svg:y2="8.7cm" draw:end-shape="id6" draw:end-glue-point="4" svg:d="M3856 7200l-6 1500" svg:viewBox="0 0 7 1501">
          <text:p text:style-name="P2"><text:span text:style-name="T2">N</text:span></text:p>
        </draw:connector>
        <draw:custom-shape draw:style-name="gr1" draw:text-style-name="P1" xml:id="id7" draw:id="id7" draw:layer="layout" svg:width="3.4cm" svg:height="1.4cm" svg:x="7.2cm" svg:y="8.7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9.45cm" svg:x2="7.2cm" svg:y2="9.4cm" draw:start-shape="id6" draw:start-glue-point="7" draw:end-shape="id7" draw:end-glue-point="5" svg:d="M5600 9450l1600-50" svg:viewBox="0 0 1601 51">
          <text:p text:style-name="P2"><text:span text:style-name="T2">1</text:span></text:p>
        </draw:connector>
        <draw:connector draw:style-name="gr2" draw:text-style-name="P2" draw:layer="layout" draw:type="line" svg:x1="8.9cm" svg:y1="8.7cm" svg:x2="8.85cm" svg:y2="6.8cm" draw:start-shape="id7" draw:start-glue-point="4" draw:end-shape="id8" draw:end-glue-point="6" svg:d="M8900 8700l-50-1900" svg:viewBox="0 0 51 1901">
          <text:p text:style-name="P2"><text:span text:style-name="T2">N</text:span></text:p>
        </draw:connector>
        <draw:custom-shape draw:style-name="gr1" draw:text-style-name="P1" draw:layer="layout" svg:width="3.5cm" svg:height="1.5cm" svg:x="3.1cm" svg:y="19.7cm">
          <text:p text:style-name="P1"><text:span text:style-name="T1">Расписани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3.4cm" svg:y="19.8cm">
          <text:p text:style-name="P1"><text:span text:style-name="T1">Рей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4cm" svg:height="1.4cm" svg:x="8.4cm" svg:y="19.8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6.6cm" svg:y1="20.5cm" svg:x2="8.4cm" svg:y2="20.5cm" draw:end-shape="id9" draw:end-glue-point="5" svg:d="M6600 20500h1800" svg:viewBox="0 0 1801 1">
          <text:p text:style-name="P2"><text:span text:style-name="T2">1</text:span></text:p>
        </draw:connector>
        <draw:connector draw:style-name="gr2" draw:text-style-name="P2" draw:layer="layout" draw:type="line" svg:x1="11.8cm" svg:y1="20.51cm" svg:x2="13.444cm" svg:y2="20.5cm" svg:d="M11800 20510l1644-10" svg:viewBox="0 0 1645 11">
          <text:p text:style-name="P2"><text:span text:style-name="T2">N</text:span></text:p>
        </draw:connector>
        <draw:custom-shape draw:style-name="gr1" draw:text-style-name="P1" xml:id="id10" draw:id="id10" draw:layer="layout" svg:width="3.5cm" svg:height="1.5cm" svg:x="2.2cm" svg:y="15.4cm">
          <text:p text:style-name="P1"><text:span text:style-name="T1">Путь</text:span></text:p>
          <text:p text:style-name="P1"><text:span text:style-name="T1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4cm" svg:height="1.4cm" svg:x="2.2cm" svg:y="11.8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3.95cm" svg:y1="15.4cm" svg:x2="3.9cm" svg:y2="13.2cm" draw:start-shape="id10" draw:start-glue-point="4" draw:end-shape="id11" draw:end-glue-point="6" svg:d="M3950 15400l-50-2200" svg:viewBox="0 0 51 2201">
          <text:p text:style-name="P2"><text:span text:style-name="T2"><text:s text:c="3"/></text:span><text:span text:style-name="T2">1</text:span></text:p>
        </draw:connector>
        <draw:connector draw:style-name="gr2" draw:text-style-name="P2" draw:layer="layout" draw:type="line" svg:x1="3.9cm" svg:y1="11.8cm" svg:x2="3.85cm" svg:y2="10.2cm" draw:end-shape="id6" svg:d="M3900 11800l-50-1600" svg:viewBox="0 0 51 1601">
          <text:p text:style-name="P2"><text:span text:style-name="T2"><text:s text:c="4"/></text:span><text:span text:style-name="T2">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21:43:14.125000000</meta:creation-date>
    <meta:generator>LibreOffice/4.2.5.2$Windows_x86 LibreOffice_project/6ff819b65674ae6c83f3cbab9e4a4c2b292a7a94</meta:generator>
    <dc:date>2014-07-23T21:48:51.151000000</dc:date>
    <meta:editing-duration>PT4M22S</meta:editing-duration>
    <meta:editing-cycles>16</meta:editing-cycles>
    <meta:document-statistic meta:object-count="25"/>
  </office:meta>
</office:document-meta>
</file>